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2529a" officeooo:paragraph-rsid="0012529a" style:font-weight-asian="bold" style:font-weight-complex="bold"/>
    </style:style>
    <style:style style:name="P2" style:family="paragraph" style:parent-style-name="Standard">
      <style:text-properties fo:font-weight="bold" officeooo:rsid="0012529a" officeooo:paragraph-rsid="0015e9a5" style:font-weight-asian="bold" style:font-weight-complex="bold"/>
    </style:style>
    <style:style style:name="P3" style:family="paragraph" style:parent-style-name="Standard">
      <style:text-properties fo:font-weight="bold" officeooo:rsid="00241700" officeooo:paragraph-rsid="00241700" style:font-weight-asian="bold" style:font-weight-complex="bold"/>
    </style:style>
    <style:style style:name="P4" style:family="paragraph" style:parent-style-name="Standard">
      <style:text-properties fo:font-weight="normal" officeooo:rsid="0012529a" officeooo:paragraph-rsid="0015e9a5" style:font-weight-asian="normal" style:font-weight-complex="normal"/>
    </style:style>
    <style:style style:name="P5" style:family="paragraph" style:parent-style-name="Standard">
      <style:text-properties officeooo:paragraph-rsid="001a64a3"/>
    </style:style>
    <style:style style:name="P6" style:family="paragraph" style:parent-style-name="Standard">
      <style:text-properties officeooo:rsid="0020b7bd" officeooo:paragraph-rsid="0020b7bd"/>
    </style:style>
    <style:style style:name="P7" style:family="paragraph" style:parent-style-name="Standard">
      <style:text-properties officeooo:rsid="002a5763"/>
    </style:style>
    <style:style style:name="P8" style:family="paragraph" style:parent-style-name="Standard">
      <style:text-properties officeooo:rsid="002a5763" officeooo:paragraph-rsid="002a5763"/>
    </style:style>
    <style:style style:name="P9" style:family="paragraph" style:parent-style-name="Standard">
      <style:text-properties officeooo:rsid="002a5763" officeooo:paragraph-rsid="0060c729"/>
    </style:style>
    <style:style style:name="P10" style:family="paragraph" style:parent-style-name="Standard">
      <style:text-properties officeooo:paragraph-rsid="0030daff"/>
    </style:style>
    <style:style style:name="P11" style:family="paragraph" style:parent-style-name="Standard">
      <style:text-properties officeooo:paragraph-rsid="00399f9c"/>
    </style:style>
    <style:style style:name="P12" style:family="paragraph" style:parent-style-name="Standard">
      <style:text-properties officeooo:rsid="00428102" officeooo:paragraph-rsid="00428102"/>
    </style:style>
    <style:style style:name="P13" style:family="paragraph" style:parent-style-name="Standard">
      <style:text-properties officeooo:rsid="004d4dd8" officeooo:paragraph-rsid="004d4dd8"/>
    </style:style>
    <style:style style:name="P14" style:family="paragraph" style:parent-style-name="Standard">
      <style:text-properties officeooo:rsid="004dbc30" officeooo:paragraph-rsid="004d4dd8"/>
    </style:style>
    <style:style style:name="P15" style:family="paragraph" style:parent-style-name="Standard">
      <style:text-properties officeooo:paragraph-rsid="004e06a7"/>
    </style:style>
    <style:style style:name="P16" style:family="paragraph" style:parent-style-name="Standard">
      <style:text-properties officeooo:rsid="00533de3" officeooo:paragraph-rsid="00533de3"/>
    </style:style>
    <style:style style:name="P17" style:family="paragraph" style:parent-style-name="Standard">
      <style:text-properties officeooo:rsid="00589362" officeooo:paragraph-rsid="00589362"/>
    </style:style>
    <style:style style:name="P18" style:family="paragraph" style:parent-style-name="Standard">
      <style:text-properties officeooo:rsid="0060c729" officeooo:paragraph-rsid="0060c729"/>
    </style:style>
    <style:style style:name="P19" style:family="paragraph" style:parent-style-name="Footnote">
      <style:paragraph-properties fo:margin-left="0cm" fo:margin-right="0cm" fo:text-indent="0cm" style:auto-text-indent="false"/>
    </style:style>
    <style:style style:name="P20" style:family="paragraph" style:parent-style-name="Footnote">
      <style:paragraph-properties fo:margin-left="0cm" fo:margin-right="0cm" fo:text-indent="0cm" style:auto-text-indent="false"/>
      <style:text-properties officeooo:paragraph-rsid="003d135a"/>
    </style:style>
    <style:style style:name="T1" style:family="text">
      <style:text-properties officeooo:rsid="0012529a"/>
    </style:style>
    <style:style style:name="T2" style:family="text">
      <style:text-properties fo:font-weight="normal" style:font-weight-asian="normal" style:font-weight-complex="normal"/>
    </style:style>
    <style:style style:name="T3" style:family="text">
      <style:text-properties officeooo:rsid="001c9571"/>
    </style:style>
    <style:style style:name="T4" style:family="text">
      <style:text-properties officeooo:rsid="001f8b5c"/>
    </style:style>
    <style:style style:name="T5" style:family="text">
      <style:text-properties fo:font-style="italic" style:font-style-asian="italic" style:font-style-complex="italic"/>
    </style:style>
    <style:style style:name="T6" style:family="text">
      <style:text-properties fo:font-style="italic" officeooo:rsid="0030960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30960a" style:font-style-asian="normal" style:font-style-complex="normal"/>
    </style:style>
    <style:style style:name="T9" style:family="text">
      <style:text-properties fo:font-style="normal" officeooo:rsid="003a6e7c" style:font-style-asian="normal" style:font-style-complex="normal"/>
    </style:style>
    <style:style style:name="T10" style:family="text">
      <style:text-properties fo:font-style="normal" officeooo:rsid="003b93be" style:font-style-asian="normal" style:font-style-complex="normal"/>
    </style:style>
    <style:style style:name="T11" style:family="text">
      <style:text-properties officeooo:rsid="00231679"/>
    </style:style>
    <style:style style:name="T12" style:family="text">
      <style:text-properties officeooo:rsid="00241700"/>
    </style:style>
    <style:style style:name="T13" style:family="text">
      <style:text-properties fo:font-size="10pt" style:font-size-asian="10pt" style:font-size-complex="10pt"/>
    </style:style>
    <style:style style:name="T14" style:family="text">
      <style:text-properties officeooo:rsid="00255fb0"/>
    </style:style>
    <style:style style:name="T15" style:family="text">
      <style:text-properties officeooo:rsid="002866f4"/>
    </style:style>
    <style:style style:name="T16" style:family="text">
      <style:text-properties officeooo:rsid="0030960a"/>
    </style:style>
    <style:style style:name="T17" style:family="text">
      <style:text-properties officeooo:rsid="00330960"/>
    </style:style>
    <style:style style:name="T18" style:family="text">
      <style:text-properties officeooo:rsid="00399f9c"/>
    </style:style>
    <style:style style:name="T19" style:family="text">
      <style:text-properties officeooo:rsid="003eda4f"/>
    </style:style>
    <style:style style:name="T20" style:family="text">
      <style:text-properties officeooo:rsid="003f9df6"/>
    </style:style>
    <style:style style:name="T21" style:family="text">
      <style:text-properties officeooo:rsid="0040a9df"/>
    </style:style>
    <style:style style:name="T22" style:family="text">
      <style:text-properties officeooo:rsid="0042996f"/>
    </style:style>
    <style:style style:name="T23" style:family="text">
      <style:text-properties officeooo:rsid="00446342"/>
    </style:style>
    <style:style style:name="T24" style:family="text">
      <style:text-properties officeooo:rsid="004623ef"/>
    </style:style>
    <style:style style:name="T25" style:family="text">
      <style:text-properties officeooo:rsid="00491570"/>
    </style:style>
    <style:style style:name="T26" style:family="text">
      <style:text-properties officeooo:rsid="004dbc30"/>
    </style:style>
    <style:style style:name="T27" style:family="text">
      <style:text-properties officeooo:rsid="0053be3e"/>
    </style:style>
    <style:style style:name="T28" style:family="text">
      <style:text-properties officeooo:rsid="00554000"/>
    </style:style>
    <style:style style:name="T29" style:family="text">
      <style:text-properties officeooo:rsid="005a5a90"/>
    </style:style>
    <style:style style:name="T30" style:family="text">
      <style:text-properties officeooo:rsid="005e024b"/>
    </style:style>
    <style:style style:name="T31" style:family="text">
      <style:text-properties officeooo:rsid="0060c729"/>
    </style:style>
    <style:style style:name="T32" style:family="text">
      <style:text-properties officeooo:rsid="006329c4"/>
    </style:style>
    <style:style style:name="T33" style:family="text">
      <style:text-properties officeooo:rsid="0063ec7a"/>
    </style:style>
    <style:style style:name="T34" style:family="text">
      <style:text-properties officeooo:rsid="00654e88"/>
    </style:style>
    <style:style style:name="T35" style:family="text">
      <style:text-properties officeooo:rsid="006d56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Xavier Faure</text:p>
      <text:p text:style-name="P9">Enseignant de Lettres Classiques au collège Camille Flammarion <text:span text:style-name="T31">(Val-de-Meuse, 52140)</text:span></text:p>
      <text:p text:style-name="P9"><text:a xlink:type="simple" xlink:href="mailto:xavier.faure@ac-reims.fr" text:style-name="Internet_20_link" text:visited-style-name="Visited_20_Internet_20_Link">xavier.faure@ac-reims.fr</text:a> </text:p>
      <text:p text:style-name="Standard"/>
      <text:p text:style-name="Standard"/>
      <text:p text:style-name="Standard"/>
      <text:p text:style-name="Standard"/>
      <text:p text:style-name="Standard"/>
      <text:p text:style-name="Standard"/>
      <text:p text:style-name="Standard"/>
      <text:p text:style-name="Standard">Madame, Monsieur,</text:p>
      <text:p text:style-name="Standard"/>
      <text:p text:style-name="Standard"><text:span text:style-name="T18">Voici ma candidature</text:span> au poste de « chargé de mission de coordination art et culture au sein de la DSDEN de la Haute-Marne. »</text:p>
      <text:p text:style-name="Standard"/>
      <text:p text:style-name="P11">J'enseigne les Lettres Classiques depuis <text:span text:style-name="T4">2004 (français, latin et même le grec depuis cinq ans) </text:span>au collège Camille Flammarion et la disponibilité de ce poste a retenu mon attention.</text:p>
      <text:p text:style-name="Standard"/>
      <text:p text:style-name="P1">Curriculum Vitae</text:p>
      <text:p text:style-name="P1">- <text:span text:style-name="T2">licence de Lettres Classiques, licence de Philosophie</text:span></text:p>
      <text:p text:style-name="Standard">- <text:span text:style-name="T1">CAPES (externe) de Lettres Classiques</text:span></text:p>
      <text:p text:style-name="P6">- ERAEI, en charge de l’échange avec la <text:span text:style-name="T5">Freie Schule</text:span><text:span text:style-name="T7"> de Köln (Allemagne) </text:span><text:span text:style-name="T9">depuis 2006</text:span><text:span text:style-name="T9"><text:note text:id="ftn5" text:note-class="footnote"><text:note-citation>1</text:note-citation><text:note-body><text:p text:style-name="P20"><text:s/><text:a xlink:type="simple" xlink:href="https://www.freie-schule-koeln.de/author/till_admin/page/7/" text:style-name="Internet_20_link" text:visited-style-name="Visited_20_Internet_20_Link">https://www.freie-schule-koeln.de/author/till_admin/page/7/</text:a></text:p></text:note-body></text:note></text:span><text:span text:style-name="T9">. J’ai géré seul ce partenariat pendant </text:span><text:span text:style-name="T10">deux</text:span><text:span text:style-name="T9"> </text:span><text:span text:style-name="T10">ans, à ses débuts</text:span><text:span text:style-name="T7">.</text:span></text:p>
      <text:p text:style-name="P6"/>
      <text:p text:style-name="P1">Participation aux projets proposés par Mme Fondeur</text:p>
      <text:p text:style-name="Standard">J'ai eu la chance de participer à de nombreux projets que proposai<text:span text:style-name="T19">t</text:span> Mme Fondeur: PAG<text:span text:style-name="T19">s</text:span>, résidence<text:span text:style-name="T32">s</text:span> d'auteurs, collégiens au cinéma et collégiens au théâtre. A titre d'exemple,</text:p>
      <text:p text:style-name="Standard">- chaque année depuis dix ans au moins, l'un<text:span text:style-name="T21">e</text:span> de mes classes est inscrite à un PAG; depuis trois ans j'ai régulièrement deux classes inscrites à un ou deux PAG<text:span text:style-name="T20">s</text:span>. Ainsi, en 2020-2021, mes deux classes de cinquièmes sont inscrites au PAG « lecture à haute voix »</text:p>
      <text:p text:style-name="Standard">- chaque année j'inscris mes 6e au dispositif « collège au cinéma »</text:p>
      <text:p text:style-name="Standard">- il y a quelques années j'avais anticipé sans le savoir le dispositif « collégiens au spectacle » en faisant profiter mes troisièmes des spectacles du Nouveau Relax. Depuis que « collégiens au spectacle » existe, j'inscris donc mes troisièmes à ce dispositif.</text:p>
      <text:p text:style-name="Standard"/>
      <text:p text:style-name="P10">Ces projets m'ont permis de belles rencontres (Sébastien Lacroix<text:note text:id="ftn9" text:note-class="footnote"><text:note-citation>2</text:note-citation><text:note-body><text:p text:style-name="P19"><text:s/><text:a xlink:type="simple" xlink:href="https://lacsenova.wixsite.com/sebastienlacroix" text:style-name="Internet_20_link" text:visited-style-name="Visited_20_Internet_20_Link">https://lacsenova.wixsite.com/sebastienlacroix</text:a> </text:p></text:note-body></text:note>, Anne Mulpat<text:note text:id="ftn8" text:note-class="footnote"><text:note-citation>3</text:note-citation><text:note-body><text:p text:style-name="P19"><text:s/><text:a xlink:type="simple" xlink:href="https://www.babelio.com/auteur/Anne-Mulpas/67764" text:style-name="Internet_20_link" text:visited-style-name="Visited_20_Internet_20_Link">https://www.babelio.com/auteur/Anne-Mulpas/67764</text:a> </text:p></text:note-body></text:note>) qui me donnent envie de poursuivre des projets artistiques. J'ai développé des liens avec le monde culturel haut-marnais (compagnie Téarto<text:note text:id="ftn16" text:note-class="footnote"><text:note-citation>4</text:note-citation><text:note-body><text:p text:style-name="P19"><text:s/><text:a xlink:type="simple" xlink:href="https://www.facebook.com/cie.thearto" text:style-name="Internet_20_link" text:visited-style-name="Visited_20_Internet_20_Link">https://www.facebook.com/cie.thearto</text:a> </text:p></text:note-body></text:note> dans le cadre du PAG « Lecture à haute voix » ou le Nouveau Relax pour « collégiens au spectacle »).</text:p>
      <text:p text:style-name="P10"/>
      <text:p text:style-name="P12">J’ai apprécié la diversité du travail demandé : reconstituer une villa gallo-romaine en 3D<text:note text:id="ftn10" text:note-class="footnote"><text:note-citation>5</text:note-citation><text:note-body><text:p text:style-name="P19"><text:s/><text:a xlink:type="simple" xlink:href="https://www.youtube.com/watch?v=pvL6aws4ZJg" text:style-name="Internet_20_link" text:visited-style-name="Visited_20_Internet_20_Link">https://www.youtube.com/watch?v=pvL6aws4ZJg</text:a> </text:p></text:note-body></text:note> <text:span text:style-name="T22">avec une archéologue (Mme Claire Serrano)</text:span> ou travailler avec un marionnetiste <text:span text:style-name="T24">(avec Antonin Lebrun en 2009-2010</text:span><text:span text:style-name="T24"><text:note text:id="ftn11" text:note-class="footnote"><text:note-citation>6</text:note-citation><text:note-body><text:p text:style-name="P19"><text:s/><text:a xlink:type="simple" xlink:href="https://www.artsdelamarionnette.eu/identite/antonin-lebrun/" text:style-name="Internet_20_link" text:visited-style-name="Visited_20_Internet_20_Link">https://www.artsdelamarionnette.eu/identite/antonin-lebrun/</text:a> </text:p></text:note-body></text:note></text:span><text:span text:style-name="T24">) </text:span>oblige à se remettre en question, ce que <text:span text:style-name="T23">je trouve agréable</text:span>.</text:p>
      <text:p text:style-name="P12"/>
      <text:p text:style-name="P16"><text:soft-page-break/>A l’invitation de Mme Fondeur, j’avais participé à une table ronde sur les enjeux du numérique à l’école en <text:span text:style-name="T35">2019</text:span>. J’avais <text:span text:style-name="T35">la même</text:span> animé un atelier à CANOPE pour montrer l’intérêt des <text:span text:style-name="T27">story-maps</text:span><text:span text:style-name="T27"><text:note text:id="ftn17" text:note-class="footnote"><text:note-citation>7</text:note-citation><text:note-body><text:p text:style-name="P19"><text:s/><text:a xlink:type="simple" xlink:href="https://storymap.knightlab.com/" text:style-name="Internet_20_link" text:visited-style-name="Visited_20_Internet_20_Link">https://storymap.knightlab.com/</text:a> </text:p></text:note-body></text:note></text:span><text:span text:style-name="T27">.</text:span></text:p>
      <text:p text:style-name="Standard"/>
      <text:p text:style-name="P1">Activité interdisciplinaire</text:p>
      <text:p text:style-name="P4">Tous les documents proposés à mes élèves sont <text:span text:style-name="T17">librement </text:span>disponibles <text:span text:style-name="T17">sur le net</text:span><text:note text:id="ftn2" text:note-class="footnote"><text:note-citation>8</text:note-citation><text:note-body><text:p text:style-name="P19"><text:s/><text:a xlink:type="simple" xlink:href="https://github.com/suizokukan/discipulis" text:style-name="Internet_20_link" text:visited-style-name="Visited_20_Internet_20_Link">https://github.com/suizokukan/discipulis</text:a> </text:p></text:note-body></text:note>. <text:span text:style-name="T25">Je suis également responsable d’une chaîne YouTube présentant mon travail au collège</text:span><text:span text:style-name="T25"><text:note text:id="ftn12" text:note-class="footnote"><text:note-citation>9</text:note-citation><text:note-body><text:p text:style-name="P19"><text:s/><text:a xlink:type="simple" xlink:href="https://www.youtube.com/user/clgcamilleflammarion" text:style-name="Internet_20_link" text:visited-style-name="Visited_20_Internet_20_Link">https://www.youtube.com/user/clgcamilleflammarion</text:a></text:p></text:note-body></text:note></text:span><text:span text:style-name="T25">.</text:span></text:p>
      <text:p text:style-name="P2"/>
      <text:p text:style-name="Standard">Mon activité en tant qu'enseignant se caractérise par mon goût pour l'interdisciplinarité:</text:p>
      <text:p text:style-name="P15">- mon épouse étant enseignante d'arts plastiques, une partie de mes cours est basée sur la lecture d'images appliquée à des œuvres d'art <text:span text:style-name="T16">(</text:span><text:span text:style-name="T6">cf </text:span><text:span text:style-name="T8">cet</text:span><text:span text:style-name="T16"> exemple</text:span><text:note text:id="ftn3" text:note-class="footnote"><text:note-citation>10</text:note-citation><text:note-body><text:p text:style-name="P19"><text:s/><text:a xlink:type="simple" xlink:href="https://github.com/suizokukan/discipulis/blob/master/F6/interrogation%20sur%20une%20oeuvre%20d'art%20correction.pdf" text:style-name="Internet_20_link" text:visited-style-name="Visited_20_Internet_20_Link">https://github.com/suizokukan/discipulis/blob/master/F6/interrogation%20sur%20une%20oeuvre%20d'art%20correction.pdf</text:a> </text:p></text:note-body></text:note><text:span text:style-name="T16">). Depuis plus de dix ans je travaille activement avec mes élèves de troisièmes sur l’oral du brevet, notamment sur ce qui s’appelait il y a peu « histoire des arts »</text:span><text:span text:style-name="T16"><text:note text:id="ftn14" text:note-class="footnote"><text:note-citation>11</text:note-citation><text:note-body><text:p text:style-name="P19"><text:s/><text:a xlink:type="simple" xlink:href="https://github.com/suizokukan/discipulis/blob/master/F3/fiche_d_histoire_des_arts_2001_Odyssée_de_l_espace.pdf" text:style-name="Internet_20_link" text:visited-style-name="Visited_20_Internet_20_Link">https://github.com/suizokukan/discipulis/blob/master/F3/fiche_d_histoire_des_arts_2001_Odyss%C3%A9e_de_l_espace.pdf</text:a> </text:p></text:note-body></text:note></text:span><text:span text:style-name="T16">.</text:span></text:p>
      <text:p text:style-name="Standard">- <text:span text:style-name="T1">mon goût pour l’épistémologie me permet de proposer des activités scientifiques à mes élèves : réflexion sur le décodage des consignes de mathématiques pour les cinquièmes</text:span><text:span text:style-name="T1"><text:note text:id="ftn4" text:note-class="footnote"><text:note-citation>12</text:note-citation><text:note-body><text:p text:style-name="P19"><text:s/><text:a xlink:type="simple" xlink:href="https://github.com/suizokukan/discipulis/blob/master/F5/S4_consignes/les%20consignes%2C%20des%20textes%20à%20déchiffrer.pdf" text:style-name="Internet_20_link" text:visited-style-name="Visited_20_Internet_20_Link">https://github.com/suizokukan/discipulis/blob/master/F5/S4_consignes/les%20consignes%2C%20des%20textes%20%C3%A0%20d%C3%A9chiffrer.pdf</text:a> </text:p></text:note-body></text:note></text:span><text:span text:style-name="T1">, présentation du théorème de Didon pour les quatrièmes latinistes</text:span><text:span text:style-name="T1"><text:note text:id="ftn6" text:note-class="footnote"><text:note-citation>13</text:note-citation><text:note-body><text:p text:style-name="P19"><text:s/><text:a xlink:type="simple" xlink:href="https://github.com/suizokukan/discipulis/blob/master/L4/S3_guerres_puniques/L4%20introduction%20aux%20guerres%20puniques.pdf" text:style-name="Internet_20_link" text:visited-style-name="Visited_20_Internet_20_Link">https://github.com/suizokukan/discipulis/blob/master/L4/S3_guerres_puniques/L4%20introduction%20aux%20guerres%20puniques.pdf</text:a> </text:p></text:note-body></text:note></text:span><text:span text:style-name="T1">, expérience d’Archimède et de la couronne d’or pour les hellénistes (avec la participation de mon collègue de sciences-physiques)</text:span><text:span text:style-name="T1"><text:note text:id="ftn7" text:note-class="footnote"><text:note-citation>14</text:note-citation><text:note-body><text:p text:style-name="P19"><text:s/><text:a xlink:type="simple" xlink:href="https://github.com/suizokukan/discipulis/blob/master/GR/Archimède%20de%20Syracuse.pd" text:style-name="Internet_20_link" text:visited-style-name="Visited_20_Internet_20_Link">https://github.com/suizokukan/discipulis/blob/master/GR/Archim%C3%A8de%20de%20Syracuse.pd</text:a> </text:p></text:note-body></text:note></text:span><text:span text:style-name="T1">.</text:span></text:p>
      <text:p text:style-name="Standard">- <text:span text:style-name="T1">mon goût pour les langues fait que nombre de documents donnés à mes élèves font mention de l’anglais et de l’allemand, langues que je pratique régulièrement</text:span><text:span text:style-name="T1"><text:note text:id="ftn13" text:note-class="footnote"><text:note-citation>15</text:note-citation><text:note-body><text:p text:style-name="P19"><text:s/><text:a xlink:type="simple" xlink:href="https://github.com/suizokukan/discipulis/blob/master/GR/la%20quête%20des%20origines%20et%20les%20Titans.pdf" text:style-name="Internet_20_link" text:visited-style-name="Visited_20_Internet_20_Link">https://github.com/suizokukan/discipulis/blob/master/GR/la%20qu%C3%AAte%20des%20origines%20et%20les%20Titans.pdf</text:a> </text:p></text:note-body></text:note></text:span><text:span text:style-name="T1">.</text:span></text:p>
      <text:p text:style-name="Standard"/>
      <text:p text:style-name="P13">Le travail en équipe me paraît naturel : cette année, je suis ainsi élu au C.A. de mon collège et membre du conseil école-collège pour lequel j’ai développé avec mon collègue de technologie un jeu pour les futurs CM2 basé sur les Q<text:span text:style-name="T26">R</text:span> codes.</text:p>
      <text:p text:style-name="P14"/>
      <text:p text:style-name="Standard"/>
      <text:p text:style-name="P1">Participation à d’autres projets</text:p>
      <text:p text:style-name="Standard">J'ai toujours désiré prolonger mon activité devant élèves par d'autres projets. J'ai ainsi été rédacteur du site Musagora<text:note text:id="ftn1" text:note-class="footnote"><text:note-citation>16</text:note-citation><text:note-body><text:p text:style-name="P19"><text:s/><text:a xlink:type="simple" xlink:href="https://eduscol.education.fr/siene/lettres/informations-institutionnelles/informations-nationales-disciplinaires/13-ressource-5816-langues-et-cultures-de-l-antiquite-le-site-musagora.html" text:style-name="Internet_20_link" text:visited-style-name="Visited_20_Internet_20_Link">https://eduscol.education.fr/siene/lettres/informations-institutionnelles/informations-nationales-disciplinaires/13-ressource-5816-langues-et-cultures-de-l-antiquite-le-site-musagora.html</text:a> </text:p></text:note-body></text:note> sur proposition de M. Oudin, <text:span text:style-name="T3">alors IA-IPR de Lettres</text:span>. J'ai eu également la chance de participer au projet Vivre l'Art<text:note text:id="ftn0" text:note-class="footnote"><text:note-citation>17</text:note-citation><text:note-body><text:p text:style-name="P5"><text:span text:style-name="T13"><text:s/></text:span><text:a xlink:type="simple" xlink:href="http://www.crdp-reims.fr/vivrelart" text:style-name="Internet_20_link" text:visited-style-name="Visited_20_Internet_20_Link"><text:span text:style-name="T13">http://www.crdp-reims.fr/vivrelart</text:span></text:a> </text:p></text:note-body></text:note> sous la direction de M. Guérin (IA-IPR d'Arts Plastiques) et de Patrick Le Chanu, conservateur en chef du patrimoine.</text:p>
      <text:p text:style-name="Standard"/>
      <text:p text:style-name="Standard">J'ai été <text:span text:style-name="T15">plusieurs fois </text:span>formateur <text:span text:style-name="T33">dans l’académie de Reims ; par exemple,</text:span> en 2018-2019 <text:span text:style-name="T15">j’</text:span>ai animé avec Christian Petit une formation consacrée à l'histoire des arts.</text:p>
      <text:p text:style-name="Standard"/>
      <text:p text:style-name="Standard">Cet aspect <text:span text:style-name="T30">inter</text:span>disciplinaire m'a conduit à animer pendant trois ans un club de cinéma d'animation; notre travail a été récompensé par un prix européen décerné en <text:span text:style-name="T11">2010</text:span> par le Goethe Institut, prix remis à Berlin à nos élèves ainsi qu'à moi et à mon épouse.</text:p>
      <text:p text:style-name="Standard"><text:soft-page-break/></text:p>
      <text:p text:style-name="P17">J’apprécie enfin solliciter des personnes pour les inviter à travailler avec moi. J’avais ainsi eu la chance d’accueillir Sylvestre Huet<text:note text:id="ftn15" text:note-class="footnote"><text:note-citation>18</text:note-citation><text:note-body><text:p text:style-name="P19"><text:s/><text:a xlink:type="simple" xlink:href="https://fr.wikipedia.org/wiki/Sylvestre_Huet" text:style-name="Internet_20_link" text:visited-style-name="Visited_20_Internet_20_Link">https://fr.wikipedia.org/wiki/Sylvestre_Huet</text:a> </text:p></text:note-body></text:note>, alors journaliste à Libération, <text:span text:style-name="T29">aujourd’hui au Monde, pour une journée consacrée au bouleversement climatique. Un œil extérieur sur mon travail me paraît indispensable pour éviter toute routine.</text:span></text:p>
      <text:p text:style-name="Standard"/>
      <text:p text:style-name="P1">Evaluation de mon travail d’enseignant</text:p>
      <text:p text:style-name="Standard">Dans le cadre du PPCR j'ai obtenu la <text:span text:style-name="T14">mention</text:span> « Excellen<text:span text:style-name="T12">t »</text:span> en 2021.</text:p>
      <text:p text:style-name="Standard"/>
      <text:p text:style-name="P3">En bref</text:p>
      <text:p text:style-name="Standard">J'ai beaucoup apprécié le travail de Mme Fondeur et aimerais poursuivre ce qu'elle a proposé pendant tant d'années. <text:span text:style-name="T34">Mes compétences rédactionnelles et numériques, mon sens du travail en équipe, mon expérience des projets culturels, mon intérêt pour les prolongements linguistiques et scientifiques de mon activité d’enseignant et mon goût pour les contacts avec des personnes étrangères au monde scolaire me font croire que mon profil pourrait vous intéresser.</text:span></text:p>
      <text:p text:style-name="P7"/>
      <text:p text:style-name="P7"/>
      <text:p text:style-name="P7"/>
      <text:p text:style-name="P8">Respectueusement,</text:p>
      <text:p text:style-name="P8"/>
      <text:p text:style-name="P8">M. Fa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0:25:00.213877230</meta:creation-date>
    <dc:date>2021-05-16T12:17:21.014947123</dc:date>
    <meta:editing-duration>PT1H51M51S</meta:editing-duration>
    <meta:editing-cycles>75</meta:editing-cycles>
    <meta:generator>LibreOffice/6.0.7.3$Linux_X86_64 LibreOffice_project/00m0$Build-3</meta:generator>
    <meta:print-date>2021-05-16T12:02:01.741864003</meta:print-date>
    <meta:document-statistic meta:table-count="0" meta:image-count="0" meta:object-count="0" meta:page-count="3" meta:paragraph-count="54" meta:word-count="884" meta:character-count="6814" meta:non-whitespace-character-count="5949"/>
  </office:meta>
</office:document-meta>
</file>